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2" style:family="paragraph" style:parent-style-name="Heading_20_2">
      <style:text-properties fo:language="ru" fo:country="RU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Сценарии работы</text:h>
      <text:section text:style-name="Sect1" text:name="d0e2093">
        <text:p text:style-name="P1">Этот раздел содержит описание наиболее распространенных сценариев работы с <text:span text:style-name="T1">EDT</text:span>. Например, использование разных версий платформы и разных информационных баз, разные способы редактирования конфигурации и модулей, разные способы запуска и отладки, и другие сценарии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22:00.361117181</dc:date>
    <meta:editing-duration>PT7H3M25S</meta:editing-duration>
    <meta:editing-cycles>120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35" meta:character-count="278" meta:non-whitespace-character-count="245"/>
  </office:meta>
</office:document-meta>
</file>